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="Arial" fo:font-size="14pt" style:font-size-asian="14pt" style:font-name-complex="Arial2" style:font-size-complex="14pt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CUMENTO DE VISÃO DO GERENCIADOR DE ESTOQUE </text:span></text:p>
      <text:p text:style-name="P1"><text:span text:style-name="T3">1 – Introdução</text:span><text:span text:style-name="T2"> </text:span></text:p>
      <text:p text:style-name="P1"><text:span text:style-name="T2">Membros do grupo: </text:span></text:p>
      <text:p text:style-name="P1"><text:span text:style-name="T2">Ciência da computação – Gabriel de Paula Alvarenga Adeodato – UC22103132</text:span></text:p>
      <text:p text:style-name="P1"><text:span text:style-name="T2">Engenharia de software – André Luiz Selestino Marcelino – UC22200505</text:span></text:p>
      <text:p text:style-name="P1"><text:span text:style-name="T2">Ciência da computação – Diego Mazurok Brito – UC22200174</text:span></text:p>
      <text:p text:style-name="P1"><text:span text:style-name="T2">Ciência da computação – Isabella Cristina Santos Silva – UC22103243</text:span></text:p>
      <text:p text:style-name="P1"><text:span text:style-name="T2">Ciência da computação – Júlia Corrêa de Souza Oliveira – UC22200753</text:span></text:p>
      <text:p text:style-name="P1"><text:span text:style-name="T2">Este projeto é a criação de software multicliente de gerenciamento de estoque. O propósito desse documento é para concretizar o que está definido, para mostrar o que é o nosso produto em todos setores, vendas, etc.</text:span></text:p>
      <text:p text:style-name="P1"><text:span text:style-name="T2"/></text:p>
      <text:p text:style-name="P1"><text:span text:style-name="T3">2 – Declaração do Problema</text:span><text:span text:style-name="T2"> </text:span></text:p>
      <text:p text:style-name="P1"><text:span text:style-name="T2">O problema de: Gerenciar estoques de forma analógica. </text:span></text:p>
      <text:p text:style-name="P1"><text:span text:style-name="T2">Afeta: Pequenos e médios bazares.</text:span></text:p>
      <text:p text:style-name="P1"><text:span text:style-name="T2">Cujo impacto é: A desorganização no controle de produtos. </text:span></text:p>
      <text:p text:style-name="P1"><text:span text:style-name="T2">Uma solução de sucesso deveria: Um Software para gerenciar o controle de estoque. </text:span></text:p>
      <text:p text:style-name="P1"><text:span text:style-name="T2"/></text:p>
      <text:p text:style-name="P3"><text:span text:style-name="T2">3 – Contexto do Negócio </text:span></text:p>
      <text:p text:style-name="P1"><text:span text:style-name="T2">São 5 pessoas envolvidas na conclusão da tarefa, cada um responsável por uma parte do projeto.</text:span></text:p>
      <text:p text:style-name="P1"><text:span text:style-name="T2">O ciclo de tarefas dura em média 2 à 4 dias.</text:span></text:p>
      <text:p text:style-name="P1"><text:span text:style-name="T2">Nossa equipe trabalha apenas no período vespertino, pois durante a manhã e noite os membros estão na faculdade.</text:span></text:p>
      <text:p text:style-name="P1"><text:span text:style-name="T2">Trello, Dev C++ e GitHub. </text:span></text:p>
      <text:p text:style-name="P1"><text:span text:style-name="T2"/></text:p>
      <text:p text:style-name="P3"><text:span text:style-name="T2">4 – Declaração da Visão do Software </text:span></text:p>
      <text:p text:style-name="P1"><text:span text:style-name="T2">Para: donos de bazares de pequeno e médio porte.</text:span></text:p>
      <text:p text:style-name="P1"><text:span text:style-name="T2">Que: não utilizam software de gerenciamento de estoque. </text:span></text:p>
      <text:p text:style-name="P1"><text:span text:style-name="T2">O: GESP.</text:span></text:p>
      <text:p text:style-name="P1"><text:span text:style-name="T2">É um: Gerenciador de estoque. </text:span></text:p>
      <text:p text:style-name="P1"><text:soft-page-break/><text:span text:style-name="T2">Que: Organiza os produtos desde a hora que chegam na empresa até sua saída. <text:s/></text:span></text:p>
      <text:p text:style-name="P1"><text:span text:style-name="T2">Diferente de: QuantoSobra e Bling!</text:span></text:p>
      <text:p text:style-name="P1"><text:span text:style-name="T2">Nosso produto: Possui um design simples e preço acessível.</text:span></text:p>
      <text:p text:style-name="P1"><text:span text:style-name="T2"/></text:p>
      <text:p text:style-name="P3"><text:span text:style-name="T2">5 – Visão de Produto</text:span></text:p>
      <text:p text:style-name="P3"><text:span text:style-name="T2">5.1 – Necessidades e Funcionalidades.</text:span></text:p>
      <text:p text:style-name="P1"><text:span text:style-name="T2">Necessidade: Cadastrar produto.</text:span></text:p>
      <text:p text:style-name="P1"><text:span text:style-name="T2">Funcionalidade: Fazer o gerenciamento dos produtos que entram e saem do estoque. </text:span></text:p>
      <text:p text:style-name="P1"><text:span text:style-name="T2">Prioridade: Alta.</text:span></text:p>
      <text:p text:style-name="P1"><text:span text:style-name="T2">Responsável: Gabriel. </text:span></text:p>
      <text:p text:style-name="P3"><text:span text:style-name="T2">5.2 – Características Tecnológicas da Solução</text:span></text:p>
      <text:p text:style-name="P1"><text:span text:style-name="T2">O software utilizado no projeto foi o Dev C++ e GitHub, junto com a plataforma Trello.</text:span></text:p>
      <text:p text:style-name="P2"/>
      <text:p text:style-name="P2"/>
      <text:p text:style-name="P1"><text:span text:style-name="T2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sabella Cristina</meta:initial-creator>
    <meta:editing-cycles>7</meta:editing-cycles>
    <meta:creation-date>2022-10-31T18:13:00</meta:creation-date>
    <dc:date>2022-11-16T10:02:45.042000000</dc:date>
    <meta:editing-duration>PT3H39M15S</meta:editing-duration>
    <meta:generator>LibreOffice/7.4.0.3$Windows_X86_64 LibreOffice_project/f85e47c08ddd19c015c0114a68350214f7066f5a</meta:generator>
    <meta:document-statistic meta:table-count="0" meta:image-count="0" meta:object-count="0" meta:page-count="2" meta:paragraph-count="36" meta:word-count="288" meta:character-count="1862" meta:non-whitespace-character-count="1575"/>
    <meta:user-defined meta:name="AppVersion">16.0000</meta:user-defined>
    <meta:template xlink:type="simple" xlink:actuate="onRequest" xlink:title="Normal" xlink:href=""/>
  </office:meta>
</office:document-meta>
</file>